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3.png"/>
  <manifest:file-entry manifest:media-type="image/png" manifest:full-path="Pictures/pres-logo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f65ba92fff83064b500abcd2e3f414dd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d8ed6686a09ef489b2ba8ed318053046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1f4943c4d2bc876f713cc8aaa29d7564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a59fee91966cdf150c72815b540bc3e0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3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f65ba92fff83064b500abcd2e3f414dd">
              <text:span text:style-name="T_1f4943c4d2bc876f713cc8aaa29d7564">Welcome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4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d8ed6686a09ef489b2ba8ed318053046">
              <text:span text:style-name="T_a59fee91966cdf150c72815b540bc3e0">A team of experienced, courageous and predatory developers who are not looking for alternatives and roundabouts, constantly hunt interesting projects and always strive to exceed the expectations of partners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8-09-16T06:25:54.000</dc:date>
    <dc:description>Sample 01 Description</dc:description>
    <dc:subject>Sample 01 Subject</dc:subject>
    <dc:title>Sample 01 Title</dc:title>
    <meta:creation-date>2018-09-16T06:25:54.000</meta:creation-date>
    <meta:initial-creator>PixelionOffice</meta:initial-creator>
    <meta:keyword>office 2007 openxml libreoffice odt php</meta:keyword>
  </office:meta>
</office:document-meta>
</file>